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1308a3"/>
    </style:style>
    <style:style style:name="P2" style:family="paragraph" style:parent-style-name="Heading_20_2">
      <style:paragraph-properties fo:break-before="page"/>
      <style:text-properties officeooo:paragraph-rsid="00177db7"/>
    </style:style>
    <style:style style:name="P3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6" style:family="paragraph" style:parent-style-name="Preformatted_20_Text" style:list-style-name="L2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9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" style:family="paragraph" style:parent-style-name="Preformatted_20_Text">
      <style:paragraph-properties fo:margin-left="1.251cm" fo:text-indent="0cm" style:auto-text-indent="false"/>
    </style:style>
    <style:style style:name="P11" style:family="paragraph" style:parent-style-name="Preformatted_20_Text">
      <style:paragraph-properties fo:margin-left="1.251cm" fo:margin-right="0cm" fo:margin-top="0cm" fo:margin-bottom="0.499cm" style:contextual-spacing="false" fo:text-indent="0cm" style:auto-text-indent="false" style:writing-mode="lr-tb"/>
    </style:style>
    <style:style style:name="P12" style:family="paragraph" style:parent-style-name="Preformatted_20_Text">
      <style:paragraph-properties fo:margin-left="1.251cm" fo:margin-right="0cm" fo:text-indent="0cm" style:auto-text-indent="false" style:writing-mode="lr-tb"/>
    </style:style>
    <style:style style:name="P13" style:family="paragraph" style:parent-style-name="Preformatted_20_Text">
      <style:paragraph-properties fo:margin-left="1.251cm" fo:text-indent="0cm" style:auto-text-indent="false" style:writing-mode="lr-tb"/>
    </style:style>
    <style:style style:name="P14" style:family="paragraph" style:parent-style-name="Preformatted_20_Text">
      <style:paragraph-properties fo:margin-left="1.251cm" fo:margin-top="0cm" fo:margin-bottom="0.499cm" style:contextual-spacing="false" fo:text-indent="0cm" style:auto-text-indent="false" style:writing-mode="lr-tb"/>
    </style:style>
    <style:style style:name="P15" style:family="paragraph" style:parent-style-name="Preformatted_20_Text">
      <style:paragraph-properties fo:margin-left="1.251cm" fo:text-indent="0cm" style:auto-text-indent="false"/>
      <style:text-properties fo:font-weight="bold" style:font-weight-asian="bold" style:font-weight-complex="bold"/>
    </style:style>
    <style:style style:name="P16" style:family="paragraph" style:parent-style-name="Preformatted_20_Text">
      <style:paragraph-properties fo:margin-left="1.251cm" fo:text-indent="0cm" style:auto-text-indent="false"/>
      <style:text-properties fo:font-weight="bold" officeooo:paragraph-rsid="00177db7" style:font-weight-asian="bold" style:font-weight-complex="bold"/>
    </style:style>
    <style:style style:name="P17" style:family="paragraph" style:parent-style-name="Preformatted_20_Text">
      <style:paragraph-properties fo:margin-left="1.251cm" fo:text-indent="0cm" style:auto-text-indent="false"/>
      <style:text-properties officeooo:paragraph-rsid="00177db7"/>
    </style:style>
    <style:style style:name="P18" style:family="paragraph" style:parent-style-name="Quotations" style:list-style-name="L2"/>
    <style:style style:name="P19" style:family="paragraph" style:parent-style-name="Standard">
      <style:text-properties officeooo:rsid="0015e224" officeooo:paragraph-rsid="0015e224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T1" style:family="text">
      <style:text-properties officeooo:rsid="001308a3"/>
    </style:style>
    <style:style style:name="T2" style:family="text">
      <style:text-properties officeooo:rsid="0015e22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1"><text:span text:style-name="T1">Usando</text:span> Python en mis proyectos</text:p>
      <text:h text:style-name="Heading_20_2" text:outline-level="2">1) Qué poner en <text:span text:style-name="Source_20_Text">~/.bashrc</text:span></text:h>
      <text:p text:style-name="Text_20_body"/>
      <text:p text:style-name="P11"><text:span text:style-name="Source_20_Text"># ¡¡¡OBSOLETO!!! <text:s/>alias python='/home/antonio/pyenv_goliat/bin/python'</text:span></text:p>
      <text:p text:style-name="P12"><text:span text:style-name="Source_20_Text"># --- Python "global" por defecto (pyenv_goliat) -----------------------</text:span></text:p>
      <text:p text:style-name="P13"><text:span text:style-name="Source_20_Text"># Cuando NO haya ningún entorno virtual activo, `python` usará este intérprete.</text:span></text:p>
      <text:p text:style-name="P13"><text:span text:style-name="Source_20_Text"># Cuando SÍ haya entorno virtual (VIRTUAL_ENV definido), `python` usará el del entorno.</text:span></text:p>
      <text:p text:style-name="P13"><text:span text:style-name="Source_20_Text">pyenv_goliat_python="/home/antonio/pyenv_goliat/bin/python"</text:span></text:p>
      <text:p text:style-name="P13"/>
      <text:p text:style-name="P13"><text:span text:style-name="Source_20_Text">python() {</text:span></text:p>
      <text:p text:style-name="P13"><text:span text:style-name="Source_20_Text"><text:s text:c="4"/>if [ -n "$VIRTUAL_ENV" ]; then</text:span></text:p>
      <text:p text:style-name="P13"><text:span text:style-name="Source_20_Text"><text:s text:c="8"/># En una venv: usa el python de la venv</text:span></text:p>
      <text:p text:style-name="P13"><text:span text:style-name="Source_20_Text"><text:s text:c="8"/>"$VIRTUAL_ENV/bin/python" "$@"</text:span></text:p>
      <text:p text:style-name="P13"><text:span text:style-name="Source_20_Text"><text:s text:c="4"/>else</text:span></text:p>
      <text:p text:style-name="P13"><text:span text:style-name="Source_20_Text"><text:s text:c="8"/># Sin venv: usa el python global de pyenv_goliat</text:span></text:p>
      <text:p text:style-name="P13"><text:span text:style-name="Source_20_Text"><text:s text:c="8"/>"$pyenv_goliat_python" "$@"</text:span></text:p>
      <text:p text:style-name="P13"><text:span text:style-name="Source_20_Text"><text:s text:c="4"/>fi</text:span></text:p>
      <text:p text:style-name="P13"><text:span text:style-name="Source_20_Text">}</text:span></text:p>
      <text:p text:style-name="P13"/>
      <text:p text:style-name="P13"><text:span text:style-name="Source_20_Text"># Acceso directo explícito a pyenv_goliat, por si quieres usarlo a mano</text:span></text:p>
      <text:p text:style-name="P14"><text:span text:style-name="Source_20_Text">alias pygoliat="/home/antonio/pyenv_goliat/bin/python"</text:span></text:p>
      <text:p text:style-name="Horizontal_20_Line"/>
      <text:h text:style-name="Heading_20_2" text:outline-level="2">2) Cómo trabajar según el entorno</text:h>
      <text:h text:style-name="Heading_20_3" text:outline-level="3">A) “Modo global” (mini proyectos, scripts sueltos) → <text:span text:style-name="Source_20_Text">pyenv_goliat</text:span></text:h>
      <text:list text:style-name="L1">
        <text:list-item>
          <text:p text:style-name="P20">Simplemente:</text:p>
          <text:p text:style-name="P3"><text:span text:style-name="Source_20_Text">python script.py <text:s text:c="8"/># usa /home/antonio/pyenv_goliat/bin/python</text:span></text:p>
          <text:p text:style-name="P5"><text:span text:style-name="Source_20_Text">python -m pip install X <text:s/># instala en pyenv_goliat</text:span></text:p>
        </text:list-item>
        <text:list-item>
          <text:p text:style-name="P20">Si quieres verlo claro:</text:p>
          <text:p text:style-name="P4"><text:span text:style-name="Source_20_Text">python -c "import sys; print(sys.executable)"</text:span></text:p>
        </text:list-item>
        <text:list-item>
          <text:p text:style-name="P20">También puedes usar directamente:</text:p>
          <text:p text:style-name="P3"><text:span text:style-name="Source_20_Text">pygoliat script.py</text:span></text:p>
          <text:p text:style-name="P5"><text:span text:style-name="Source_20_Text">pygoliat -m pip install X</text:span></text:p>
        </text:list-item>
      </text:list>
      <text:p text:style-name="Horizontal_20_Line"/>
      <text:h text:style-name="Heading_20_3" text:outline-level="3">B) Proyecto con entorno propio (ej: <text:span text:style-name="Source_20_Text">help_core_pygame</text:span> → <text:span text:style-name="Source_20_Text">pyenv_dev_help</text:span>)</text:h>
      <text:list text:style-name="L2">
        <text:list-item>
          <text:p text:style-name="P21">Entrar al proyecto y activar venv:</text:p>
          <text:p text:style-name="P6"><text:soft-page-break/><text:span text:style-name="Source_20_Text">cd ~/Escritorio/PROYECTOS_PROGR_ACTIVOS/CODEX/help_core_pygame</text:span></text:p>
          <text:p text:style-name="P8"><text:span text:style-name="Source_20_Text">source pyenv_dev_help/bin/activate</text:span></text:p>
        </text:list-item>
        <text:list-item>
          <text:p text:style-name="P21">Comprobar que el <text:span text:style-name="Source_20_Text">python</text:span> es el de la venv:</text:p>
          <text:p text:style-name="P6"><text:span text:style-name="Source_20_Text">python -c "import sys; print(sys.executable)"</text:span></text:p>
          <text:p text:style-name="P8"><text:span text:style-name="Source_20_Text"># Debe mostrar .../help_core_pygame/pyenv_dev_help/bin/python</text:span></text:p>
        </text:list-item>
        <text:list-item>
          <text:p text:style-name="P21">Instalar cosas SIEMPRE así:</text:p>
          <text:p text:style-name="P6"><text:span text:style-name="Source_20_Text">python -m pip install -e .</text:span></text:p>
          <text:p text:style-name="P8"><text:span text:style-name="Source_20_Text">python -m pip show help-core-pygame</text:span></text:p>
        </text:list-item>
        <text:list-item>
          <text:p text:style-name="P21">Ejecutar demos / pruebas SIEMPRE así:</text:p>
          <text:p text:style-name="P7"><text:span text:style-name="Source_20_Text">python examples/demo_help.py</text:span></text:p>
          <text:p text:style-name="P18"><text:span text:style-name="Strong_20_Emphasis">No</text:span> usar <text:span text:style-name="Source_20_Text">./demo_help.py</text:span> si tiene shebang fijo a otro Python.</text:p>
        </text:list-item>
      </text:list>
      <text:p text:style-name="Horizontal_20_Line"/>
      <text:h text:style-name="Heading_20_3" text:outline-level="3">C) Shebangs (primera línea de scripts)</text:h>
      <text:list text:style-name="L3">
        <text:list-item>
          <text:p text:style-name="P22">Para scripts de <text:span text:style-name="Strong_20_Emphasis">proyecto</text:span> que deben usar la venv:</text:p>
          <text:p text:style-name="P9"><text:span text:style-name="Source_20_Text">#!/usr/bin/env python3</text:span></text:p>
          <text:p text:style-name="P22">Y ejecutarlos preferiblemente con:</text:p>
          <text:p text:style-name="P9"><text:span text:style-name="Source_20_Text">python script.py</text:span></text:p>
        </text:list-item>
        <text:list-item>
          <text:p text:style-name="P22">Para scripts “globales” que <text:span text:style-name="Strong_20_Emphasis">siempre</text:span> quieres que tiren de <text:span text:style-name="Source_20_Text">pyenv_goliat</text:span>:</text:p>
          <text:p text:style-name="P9"><text:span text:style-name="Source_20_Text">#!/home/antonio/pyenv_goliat/bin/python</text:span></text:p>
          <text:p text:style-name="P22">Y ejecutarlos como:</text:p>
          <text:p text:style-name="P9"><text:span text:style-name="Source_20_Text">./mi_script_global.py</text:span></text:p>
        </text:list-item>
      </text:list>
      <text:p text:style-name="Text_20_body">Con estas tres secciones tienes la “regla de oro” siempre clara:<text:line-break/><text:span text:style-name="Strong_20_Emphasis">si estás en venv, </text:span><text:span text:style-name="Strong_20_Emphasis"><text:span text:style-name="Source_20_Text">python</text:span></text:span><text:span text:style-name="Strong_20_Emphasis"> = venv; si no, </text:span><text:span text:style-name="Strong_20_Emphasis"><text:span text:style-name="Source_20_Text">python</text:span></text:span><text:span text:style-name="Strong_20_Emphasis"> = pyenv_goliat.</text:span></text:p>
      <text:p text:style-name="Standard"/>
      <text:h text:style-name="P2" text:outline-level="2">Diagnósticos en caso de dudas:</text:h>
      <text:p text:style-name="Preformatted_20_Text"/>
      <text:p text:style-name="P15">antonio@Leonidas:~/.../help_core_pygame$ python -c "import sys; print(sys.executable)"</text:p>
      <text:p text:style-name="P10">/home/antonio/pyenv_goliat/bin/python</text:p>
      <text:p text:style-name="Preformatted_20_Text"/>
      <text:p text:style-name="P16">antonio@Leonidas:~/.../help_core_pygame$ source pyenv_dev_help/bin/activate</text:p>
      <text:p text:style-name="P17">(pyenv_dev_help)</text:p>
      <text:p text:style-name="P17"/>
      <text:p text:style-name="P16">antonio@Leonidas:~/.../help_core_pygame$ python -c "import sys; print(sys.executable)"</text:p>
      <text:p text:style-name="P17">/home/antonio/Escritorio/PROYECTOS_PROGR_ACTIVOS/CODEX/help_core_pygame/pyenv_dev_help/bin/python<text:line-break/><text:line-break/><text:line-break/></text:p>
      <text:p text:style-name="P19"/>
      <text:p text:style-name="P15"><text:span text:style-name="T2">a</text:span>ntonio@Leonidas:~$ type python</text:p>
      <text:p text:style-name="P10">python: es una función</text:p>
      <text:p text:style-name="P10">python () </text:p>
      <text:p text:style-name="P10">{ </text:p>
      <text:p text:style-name="P10"><text:s text:c="4"/>if [ -n "$VIRTUAL_ENV" ]; then</text:p>
      <text:p text:style-name="P10"><text:s text:c="8"/>"$VIRTUAL_ENV/bin/python" "$@";</text:p>
      <text:p text:style-name="P10"><text:s text:c="4"/>else</text:p>
      <text:p text:style-name="P10"><text:s text:c="8"/>"$pyenv_goliat_python" "$@";</text:p>
      <text:p text:style-name="P10"><text:s text:c="4"/>fi</text:p>
      <text:p text:style-name="P10">}</text:p>
      <text:p text:style-name="P10"/>
      <text:p text:style-name="P15">antonio@Leonidas:~$ type pygoliat</text:p>
      <text:p text:style-name="P10">pygoliat es un alias de `/home/antonio/pyenv_goliat/bin/python'</text:p>
      <text:p text:style-name="P10"/>
      <text:p text:style-name="P15">antonio@Leonidas:~$ type python3</text:p>
      <text:p text:style-name="P10">python3 is /usr/bin/python3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1T07:46:43.436222444</meta:creation-date>
    <dc:date>2025-12-01T09:43:44.272820619</dc:date>
    <meta:editing-duration>PT55M4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72" meta:word-count="358" meta:character-count="2945" meta:non-whitespace-character-count="2592"/>
  </office:meta>
</office:document-meta>
</file>